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9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0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2">
            <text:p>違章建築拆除案件</text:p>
          </table:table-cell>
          <table:covered-table-cell table:number-columns-repeated="9"/>
          <table:table-cell table:number-columns-spanned="8" table:number-rows-spanned="1" table:style-name="ce24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9">
            <text:p>中華民國105年5月</text:p>
          </table:table-cell>
          <table:covered-table-cell table:number-columns-repeated="9"/>
          <table:table-cell office:value-type="string" table:number-columns-spanned="8" table:number-rows-spanned="1" table:style-name="ce27">
            <text:p><text:s text:c="8"/>May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6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5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81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2">
            <text:p>總計</text:p>
          </table:table-cell>
          <table:covered-table-cell/>
          <table:table-cell office:value-type="string" table:number-columns-spanned="3" table:number-rows-spanned="2" table:style-name="ce83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0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8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9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2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9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6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1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1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1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1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77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1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2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2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1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2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2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75">
            <text:p>本年度累計至本月底</text:p>
            <text:p>移送法辦數</text:p>
          </table:table-cell>
          <table:table-cell office:value-type="string" table:number-columns-spanned="1" table:number-rows-spanned="2" table:style-name="ce74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56248" table:style-name="ce11">
            <text:p><text:s/>656,248<text:s/></text:p>
          </table:table-cell>
          <table:table-cell office:value-type="float" office:value="1687" table:style-name="ce12">
            <text:p><text:s/>1,687<text:s/></text:p>
          </table:table-cell>
          <table:table-cell office:value-type="float" office:value="40749" table:style-name="ce12">
            <text:p><text:s/>40,7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603141" table:style-name="ce12">
            <text:p><text:s/>603,14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79" table:style-name="ce12">
            <text:p><text:s/>479<text:s/></text:p>
          </table:table-cell>
          <table:table-cell office:value-type="float" office:value="9469" table:style-name="ce12">
            <text:p><text:s/>9,469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462" table:style-name="ce12">
            <text:p><text:s/>462<text:s/></text:p>
          </table:table-cell>
          <table:table-cell office:value-type="float" office:value="3617" table:style-name="ce12">
            <text:p><text:s/>3,617<text:s/></text:p>
          </table:table-cell>
          <table:table-cell office:value-type="float" office:value="2889" table:style-name="ce12">
            <text:p><text:s/>2,889<text:s/></text:p>
          </table:table-cell>
          <table:table-cell office:value-type="float" office:value="728" table:style-name="ce12">
            <text:p><text:s/>728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10" table:style-name="ce12">
            <text:p><text:s/>10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6861" table:style-name="ce11">
            <text:p><text:s/>206,861<text:s/></text:p>
          </table:table-cell>
          <table:table-cell office:value-type="float" office:value="326" table:style-name="ce12">
            <text:p><text:s/>3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1856" table:style-name="ce12">
            <text:p><text:s/>201,85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3997" table:style-name="ce12">
            <text:p><text:s/>3,99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1070" table:style-name="ce12">
            <text:p><text:s/>1,070<text:s/></text:p>
          </table:table-cell>
          <table:table-cell office:value-type="float" office:value="1008" table:style-name="ce12">
            <text:p><text:s/>1,008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6" table:style-name="ce12">
            <text:p><text:s/>6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896" table:style-name="ce11">
            <text:p><text:s/>84,896<text:s/></text:p>
          </table:table-cell>
          <table:table-cell office:value-type="float" office:value="381" table:style-name="ce12">
            <text:p><text:s/>381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332" table:style-name="ce12">
            <text:p><text:s/>77,33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719" table:style-name="ce12">
            <text:p><text:s/>7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469" table:style-name="ce12">
            <text:p><text:s/>469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186" table:style-name="ce12">
            <text:p><text:s/>18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3448" table:style-name="ce11">
            <text:p><text:s/>53,448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692" table:style-name="ce12">
            <text:p><text:s/>50,69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506" table:style-name="ce12">
            <text:p><text:s/>1,50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7" table:style-name="ce12">
            <text:p><text:s/>97<text:s/></text:p>
          </table:table-cell>
          <table:table-cell office:value-type="float" office:value="516" table:style-name="ce12">
            <text:p><text:s/>516<text:s/></text:p>
          </table:table-cell>
          <table:table-cell office:value-type="float" office:value="516" table:style-name="ce12">
            <text:p><text:s/>5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9244" table:style-name="ce11">
            <text:p><text:s/>69,244<text:s/></text:p>
          </table:table-cell>
          <table:table-cell office:value-type="float" office:value="309" table:style-name="ce12">
            <text:p><text:s/>309<text:s/></text:p>
          </table:table-cell>
          <table:table-cell office:value-type="float" office:value="18320" table:style-name="ce12">
            <text:p><text:s/>18,3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49850" table:style-name="ce12">
            <text:p><text:s/>49,85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748" table:style-name="ce12">
            <text:p><text:s/>7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560" table:style-name="ce12">
            <text:p><text:s/>560<text:s/></text:p>
          </table:table-cell>
          <table:table-cell office:value-type="float" office:value="326" table:style-name="ce12">
            <text:p><text:s/>326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6407" table:style-name="ce11">
            <text:p><text:s/>26,407<text:s/></text:p>
          </table:table-cell>
          <table:table-cell office:value-type="float" office:value="50" table:style-name="ce12">
            <text:p><text:s/>50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29" table:style-name="ce12">
            <text:p><text:s/>22,0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33" table:style-name="ce12">
            <text:p><text:s/>6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977" table:style-name="ce11">
            <text:p><text:s/>121,977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293" table:style-name="ce12">
            <text:p><text:s/>121,2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9" table:style-name="ce12">
            <text:p><text:s/>39<text:s/></text:p>
          </table:table-cell>
          <table:table-cell office:value-type="float" office:value="338" table:style-name="ce12">
            <text:p><text:s/>33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0203" table:style-name="ce11">
            <text:p><text:s/>90,203<text:s/></text:p>
          </table:table-cell>
          <table:table-cell office:value-type="float" office:value="347" table:style-name="ce12">
            <text:p><text:s/>347<text:s/></text:p>
          </table:table-cell>
          <table:table-cell office:value-type="float" office:value="10874" table:style-name="ce12">
            <text:p><text:s/>10,87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7401" table:style-name="ce12">
            <text:p><text:s/>77,40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5" table:style-name="ce12">
            <text:p><text:s/>185<text:s/></text:p>
          </table:table-cell>
          <table:table-cell office:value-type="float" office:value="1494" table:style-name="ce12">
            <text:p><text:s/>1,494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570" table:style-name="ce12">
            <text:p><text:s/>570<text:s/></text:p>
          </table:table-cell>
          <table:table-cell office:value-type="float" office:value="434" table:style-name="ce12">
            <text:p><text:s/>434<text:s/></text:p>
          </table:table-cell>
          <table:table-cell office:value-type="float" office:value="136" table:style-name="ce12">
            <text:p><text:s/>136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338" table:style-name="ce13">
            <text:p><text:s/>3,338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53" table:style-name="ce14">
            <text:p><text:s/>1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5" table:style-name="ce14">
            <text:p><text:s/>20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858" table:style-name="ce13">
            <text:p><text:s/>6,858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233" table:style-name="ce14">
            <text:p><text:s/>5,23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439" table:style-name="ce14">
            <text:p><text:s/>4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78" table:style-name="ce14">
            <text:p><text:s/>78<text:s/></text:p>
          </table:table-cell>
          <table:table-cell office:value-type="float" office:value="78" table:style-name="ce14">
            <text:p><text:s/>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55" table:style-name="ce13">
            <text:p><text:s/>2,6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09" table:style-name="ce14">
            <text:p><text:s/>2,60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791" table:style-name="ce13">
            <text:p><text:s/>6,791<text:s/></text:p>
          </table:table-cell>
          <table:table-cell office:value-type="float" office:value="226" table:style-name="ce14">
            <text:p><text:s/>226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497" table:style-name="ce14">
            <text:p><text:s/>6,4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3" table:style-name="ce14">
            <text:p><text:s/>183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9" table:style-name="ce14">
            <text:p><text:s/>79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212" table:style-name="ce13">
            <text:p><text:s/>2,2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03" table:style-name="ce14">
            <text:p><text:s/>2,0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7" table:style-name="ce14">
            <text:p><text:s/>7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931" table:style-name="ce13">
            <text:p><text:s/>2,93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105" table:style-name="ce14">
            <text:p><text:s/>2,10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740" table:style-name="ce14">
            <text:p><text:s/>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3" table:style-name="ce14">
            <text:p><text:s/>6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675" table:style-name="ce13">
            <text:p><text:s/>3,6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175" table:style-name="ce14">
            <text:p><text:s/>3,1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9" table:style-name="ce14">
            <text:p><text:s/>10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091" table:style-name="ce13">
            <text:p><text:s/>14,091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918" table:style-name="ce14">
            <text:p><text:s/>12,9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" table:style-name="ce14">
            <text:p><text:s/>25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4" table:style-name="ce14">
            <text:p><text:s/>84<text:s/></text:p>
          </table:table-cell>
          <table:table-cell office:value-type="float" office:value="59" table:style-name="ce14">
            <text:p><text:s/>59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21" table:style-name="ce13">
            <text:p><text:s/>1,1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79" table:style-name="ce14">
            <text:p><text:s/>1,0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00" table:style-name="ce13">
            <text:p><text:s/>2,800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92" table:style-name="ce14">
            <text:p><text:s/>2,7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8" table:style-name="ce13">
            <text:p><text:s/>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125" table:style-name="ce13">
            <text:p><text:s/>18,125<text:s/>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079" table:style-name="ce14">
            <text:p><text:s/>17,0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8" table:style-name="ce14">
            <text:p><text:s/>6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94" table:style-name="ce14">
            <text:p><text:s/>94<text:s/>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195" table:style-name="ce13">
            <text:p><text:s/>9,195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69" table:style-name="ce14">
            <text:p><text:s/>8,9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1" table:style-name="ce14">
            <text:p><text:s/>16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3" table:style-name="ce14">
            <text:p><text:s/>73<text:s/></text:p>
          </table:table-cell>
          <table:table-cell office:value-type="float" office:value="65" table:style-name="ce14">
            <text:p><text:s/>65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93" table:style-name="ce13">
            <text:p><text:s/>16,3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845" table:style-name="ce14">
            <text:p><text:s/>12,8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12" table:style-name="ce11">
            <text:p><text:s/>3,2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8" table:style-name="ce12">
            <text:p><text:s/>2,6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39" table:style-name="ce13">
            <text:p><text:s/>2,6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7" table:style-name="ce14">
            <text:p><text:s/>2,5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3" table:style-name="ce13">
            <text:p><text:s/>5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3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0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06-20T08:33:23Z</dc:date>
    <meta:print-date>2016-05-30T02:21:08Z</meta:print-date>
  </office:meta>
</office:document-meta>
</file>